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master-page-name="Standard">
      <style:paragraph-properties style:page-number="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Change Section</text:h>
      <text:p text:style-name="Text_20_body">A line.</text:p>
      <text:section text:style-name="Sect1" text:name="Section1">
        <text:p text:style-name="P2">Text of the section named “Section 1”</text:p>
      </text:section>
      <text:p text:style-name="Text_20_body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32:15</dc:date>
    <dc:creator>Vincent Spiewak</dc:creator>
    <meta:editing-duration>PT00H02M17S</meta:editing-duration>
    <meta:editing-cycles>2</meta:editing-cycles>
    <meta:generator>OpenOffice.org/3.1$Unix OpenOffice.org_project/310m11$Build-9399</meta:generator>
    <meta:document-statistic meta:table-count="0" meta:image-count="0" meta:object-count="0" meta:page-count="3" meta:paragraph-count="5" meta:word-count="17" meta:character-count="81"/>
  </office:meta>
</office:document-meta>
</file>